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 style:data-style-name="N99"/>
    <style:style style:name="ce5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OpenCLTest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Max</text:p>
          </table:table-cell>
          <table:table-cell table:style-name="ce3" office:value-type="string" calcext:value-type="string" table:number-columns-spanned="6" table:number-rows-spanned="1">
            <text:p>We paste a =MAX(results) into here, after re-calculation.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Tolerance</text:p>
          </table:table-cell>
          <table:table-cell table:style-name="ce2" office:value-type="float" office:value="0.000000000001" calcext:value-type="float">
            <text:p>1,00E-12</text:p>
          </table:table-cell>
          <table:table-cell table:number-columns-repeated="9"/>
        </table:table-row>
        <table:table-row table:style-name="ro1">
          <table:table-cell table:style-name="ce1"/>
          <table:table-cell table:style-name="ce2"/>
          <table:table-cell table:number-columns-repeated="9"/>
        </table:table-row>
        <table:table-row table:style-name="ro1">
          <table:table-cell table:style-name="ce1" office:value-type="string" calcext:value-type="string">
            <text:p>Data</text:p>
          </table:table-cell>
          <table:table-cell/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Operators</text:p>
          </table:table-cell>
          <table:table-cell table:style-name="ce1" office:value-type="string" calcext:value-type="string">
            <text:p>Trig</text:p>
          </table:table-cell>
          <table:table-cell table:style-name="ce1" office:value-type="string" calcext:value-type="string">
            <text:p>Stat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Add/Sub</text:p>
          </table:table-cell>
          <table:table-cell table:style-name="ce1" office:value-type="string" calcext:value-type="string">
            <text:p>Errors</text:p>
          </table:table-cell>
          <table:table-cell table:style-name="ce1" table:number-columns-repeated="2"/>
        </table:table-row>
        <table:table-row table:style-name="ro1">
          <table:table-cell table:formula="of:=PI()/3.5" office:value-type="float" office:value="0.897597901025655" calcext:value-type="float">
            <text:p>0,897597901025655</text:p>
          </table:table-cell>
          <table:table-cell office:value-type="float" office:value="0.495770788878903" calcext:value-type="float">
            <text:p>0,495770788878903</text:p>
          </table:table-cell>
          <table:table-cell table:formula="of:=SUM([.$A$5:.A9])+SUM([.A6:.A$9])" office:value-type="float" office:value="1.2924360657772" calcext:value-type="float">
            <text:p>1,2924360657772</text:p>
          </table:table-cell>
          <table:table-cell table:formula="of:=[.A5]+[.B5]-[.B6]/[.A6]*[.A5]+POWER([.B5];1.792)" office:value-type="float" office:value="0.81401352167494" calcext:value-type="float">
            <text:p>0,81401352167494</text:p>
          </table:table-cell>
          <table:table-cell table:style-name="ce5" table:formula="of:=SIN(TAN([.B5])+COS([.A5]))-ATAN([.B5])" office:value-type="float" office:value="0.458258610850622" calcext:value-type="float">
            <text:p>0,458258610850622</text:p>
          </table:table-cell>
          <table:table-cell table:formula="of:=VAR([.A6];[.B6])+LEGACY.NORMSDIST([.A6])-COVAR([.A5:.A6];[.B5:.B6])+PEARSON([.A5:.A6];[.B5:.B6])+SLOPE([.A5:.A6];[.B5:.B6])" office:value-type="float" office:value="2.0615714450364" calcext:value-type="float">
            <text:p>2,0615714450364</text:p>
          </table:table-cell>
          <table:table-cell table:formula="of:=PRODUCT([.C$5];[.C6];[.D$5])+SUMIFS([.C$5:.C$9];[.D$5:.D$9];[.C5])+SUMPRODUCT([.B5:.B6];[.C5:.C6])" office:value-type="float" office:value="1.82455524175642" calcext:value-type="float">
            <text:p>1,82455524175642</text:p>
          </table:table-cell>
          <table:table-cell table:formula="of:=0.3-0.2-0.1" office:value-type="float" office:value="0" calcext:value-type="float">
            <text:p>0</text:p>
          </table:table-cell>
          <table:table-cell table:formula="of:=ERROR.TYPE([.I24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EXP(1)/2.7" office:value-type="float" office:value="1.00677104757742" calcext:value-type="float">
            <text:p>1,00677104757742</text:p>
          </table:table-cell>
          <table:table-cell office:value-type="float" office:value="0.968822254066883" calcext:value-type="float">
            <text:p>0,968822254066883</text:p>
          </table:table-cell>
          <table:table-cell table:formula="of:=SUM([.$A$5:.A10])+SUM([.A7:.A$9])" office:value-type="float" office:value="0.585785212158546" calcext:value-type="float">
            <text:p>0,585785212158546</text:p>
          </table:table-cell>
          <table:table-cell table:formula="of:=[.A6]+[.B6]-[.B7]/[.A7]*[.A6]+POWER([.B6];1.792)" office:value-type="float" office:value="2.97481386815455" calcext:value-type="float">
            <text:p>2,97481386815455</text:p>
          </table:table-cell>
          <table:table-cell table:style-name="ce5" table:formula="of:=SIN(TAN([.B6])+COS([.A6]))-ATAN([.B6])" office:value-type="float" office:value="0.143803082851534" calcext:value-type="float">
            <text:p>0,143803082851534</text:p>
          </table:table-cell>
          <table:table-cell table:formula="of:=VAR([.A7];[.B7])+LEGACY.NORMSDIST([.A7])-COVAR([.A6:.A7];[.B6:.B7])+PEARSON([.A6:.A7];[.B6:.B7])+SLOPE([.A6:.A7];[.B6:.B7])" office:value-type="float" office:value="6.73946366473561" calcext:value-type="float">
            <text:p>6,73946366473561</text:p>
          </table:table-cell>
          <table:table-cell table:formula="of:=PRODUCT([.C$5];[.C7];[.D$5])+SUMIFS([.C$5:.C$9];[.D$5:.D$9];[.C6])+SUMPRODUCT([.B6:.B7];[.C6:.C7])" office:value-type="float" office:value="3.8097381378579" calcext:value-type="float">
            <text:p>3,8097381378579</text:p>
          </table:table-cell>
          <table:table-cell table:formula="of:=0.3-0.2-0.1" office:value-type="float" office:value="0" calcext:value-type="float">
            <text:p>0</text:p>
          </table:table-cell>
          <table:table-cell table:formula="of:=ERROR.TYPE([.I25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TAN(2)" office:value-type="float" office:value="-2.18503986326152" calcext:value-type="float">
            <text:p>-2,18503986326152</text:p>
          </table:table-cell>
          <table:table-cell office:value-type="float" office:value="0.118066261662019" calcext:value-type="float">
            <text:p>0,118066261662019</text:p>
          </table:table-cell>
          <table:table-cell table:formula="of:=SUM([.$A$5:.A11])+SUM([.A8:.A$9])" office:value-type="float" office:value="2.77082507542007" calcext:value-type="float">
            <text:p>2,77082507542007</text:p>
          </table:table-cell>
          <table:table-cell table:formula="of:=[.A7]+[.B7]-[.B8]/[.A8]*[.A7]+POWER([.B7];1.792)" office:value-type="float" office:value="11.6145183719305" calcext:value-type="float">
            <text:p>11,6145183719305</text:p>
          </table:table-cell>
          <table:table-cell table:style-name="ce5" table:formula="of:=SIN(TAN([.B7])+COS([.A7]))-ATAN([.B7])" office:value-type="float" office:value="-0.559428455545047" calcext:value-type="float">
            <text:p>-0,559428455545047</text:p>
          </table:table-cell>
          <table:table-cell table:formula="of:=VAR([.A8];[.B8])+LEGACY.NORMSDIST([.A8])-COVAR([.A7:.A8];[.B7:.B8])+PEARSON([.A7:.A8];[.B7:.B8])+SLOPE([.A7:.A8];[.B7:.B8])" office:value-type="float" office:value="4.43047801214557" calcext:value-type="float">
            <text:p>4,43047801214557</text:p>
          </table:table-cell>
          <table:table-cell table:formula="of:=PRODUCT([.C$5];[.C8];[.D$5])+SUMIFS([.C$5:.C$9];[.D$5:.D$9];[.C7])+SUMPRODUCT([.B7:.B8];[.C7:.C8])" office:value-type="float" office:value="5.41370215459352" calcext:value-type="float">
            <text:p>5,41370215459352</text:p>
          </table:table-cell>
          <table:table-cell table:formula="of:=0.3-0.2-0.1" office:value-type="float" office:value="0" calcext:value-type="float">
            <text:p>0</text:p>
          </table:table-cell>
          <table:table-cell table:formula="of:=ERROR.TYPE([.I26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SIN(3)" office:value-type="float" office:value="0.141120008059867" calcext:value-type="float">
            <text:p>0,141120008059867</text:p>
          </table:table-cell>
          <table:table-cell office:value-type="float" office:value="0.882210165702695" calcext:value-type="float">
            <text:p>0,882210165702695</text:p>
          </table:table-cell>
          <table:table-cell table:formula="of:=SUM([.$A$5:.A11])+SUM([.A9:.A$9])" office:value-type="float" office:value="2.6297050673602" calcext:value-type="float">
            <text:p>2,6297050673602</text:p>
          </table:table-cell>
          <table:table-cell table:formula="of:=[.A8]+[.B8]-[.B9]/[.A9]*[.A8]+POWER([.B8];1.792)" office:value-type="float" office:value="1.7944957215827" calcext:value-type="float">
            <text:p>1,7944957215827</text:p>
          </table:table-cell>
          <table:table-cell table:style-name="ce5" table:formula="of:=SIN(TAN([.B8])+COS([.A8]))-ATAN([.B8])" office:value-type="float" office:value="0.0825368286437766" calcext:value-type="float">
            <text:p>0,082536828643777</text:p>
          </table:table-cell>
          <table:table-cell table:formula="of:=VAR([.A9];[.B9])+LEGACY.NORMSDIST([.A9])-COVAR([.A8:.A9];[.B8:.B9])+PEARSON([.A8:.A9];[.B8:.B9])+SLOPE([.A8:.A9];[.B8:.B9])" office:value-type="float" office:value="-1.14959638211453" calcext:value-type="float">
            <text:p>-1,14959638211453</text:p>
          </table:table-cell>
          <table:table-cell table:formula="of:=PRODUCT([.C$5];[.C9];[.D$5])+SUMIFS([.C$5:.C$9];[.D$5:.D$9];[.C8])+SUMPRODUCT([.B8:.B9];[.C8:.C9])" office:value-type="float" office:value="6.11188486854883" calcext:value-type="float">
            <text:p>6,11188486854883</text:p>
          </table:table-cell>
          <table:table-cell table:formula="of:=0.3-0.2-0.1" office:value-type="float" office:value="0" calcext:value-type="float">
            <text:p>0</text:p>
          </table:table-cell>
          <table:table-cell table:formula="of:=ERROR.TYPE([.I27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23456789" calcext:value-type="float">
            <text:p>1,23456789</text:p>
          </table:table-cell>
          <table:table-cell office:value-type="float" office:value="0.242191607928465" calcext:value-type="float">
            <text:p>0,242191607928465</text:p>
          </table:table-cell>
          <table:table-cell table:formula="of:=SUM([.$A$5:.A12])+SUM([.A$9:.A10])" office:value-type="float" office:value="2.92982526131897" calcext:value-type="float">
            <text:p>2,92982526131897</text:p>
          </table:table-cell>
          <table:table-cell table:formula="of:=[.A9]+[.B9]-[.B10]/[.A10]*[.A9]+POWER([.B9];1.792)" office:value-type="float" office:value="-2.0026302863859" calcext:value-type="float">
            <text:p>-2,0026302863859</text:p>
          </table:table-cell>
          <table:table-cell table:style-name="ce5" table:formula="of:=SIN(TAN([.B9])+COS([.A9]))-ATAN([.B9])" office:value-type="float" office:value="0.307870646673059" calcext:value-type="float">
            <text:p>0,307870646673059</text:p>
          </table:table-cell>
          <table:table-cell table:formula="of:=VAR([.A10];[.B10])+LEGACY.NORMSDIST([.A10])-COVAR([.A9:.A10];[.B9:.B10])+PEARSON([.A9:.A10];[.B9:.B10])+SLOPE([.A9:.A10];[.B9:.B10])" office:value-type="float" office:value="-1.57743934629226" calcext:value-type="float">
            <text:p>-1,57743934629226</text:p>
          </table:table-cell>
          <table:table-cell table:formula="of:=PRODUCT([.C$5];[.C10];[.D$5])+SUMIFS([.C$5:.C$9];[.D$5:.D$9];[.C9])+SUMPRODUCT([.B9:.B10];[.C9:.C10])" office:value-type="float" office:value="1.76163952443128" calcext:value-type="float">
            <text:p>1,76163952443128</text:p>
          </table:table-cell>
          <table:table-cell table:formula="of:=0.3-0.2-0.1" office:value-type="float" office:value="0" calcext:value-type="float">
            <text:p>0</text:p>
          </table:table-cell>
          <table:table-cell table:formula="of:=ERROR.TYPE([.I28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.30012019395877" calcext:value-type="float">
            <text:p>0,30012019395877</text:p>
          </table:table-cell>
          <table:table-cell office:value-type="float" office:value="0.864981551299377" calcext:value-type="float">
            <text:p>0,86498155129937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Refere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.2924360657772" calcext:value-type="float">
            <text:p>1,2924360657772</text:p>
          </table:table-cell>
          <table:table-cell office:value-type="float" office:value="0.814013521674941" calcext:value-type="float">
            <text:p>0,814013521674941</text:p>
          </table:table-cell>
          <table:table-cell office:value-type="float" office:value="0.458258610850622" calcext:value-type="float">
            <text:p>0,458258610850622</text:p>
          </table:table-cell>
          <table:table-cell office:value-type="float" office:value="2.0615714450364" calcext:value-type="float">
            <text:p>2,0615714450364</text:p>
          </table:table-cell>
          <table:table-cell office:value-type="float" office:value="1.82455524175642" calcext:value-type="float">
            <text:p>1,824555241756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85785212158546" calcext:value-type="float">
            <text:p>0,585785212158546</text:p>
          </table:table-cell>
          <table:table-cell office:value-type="float" office:value="2.97481386815455" calcext:value-type="float">
            <text:p>2,97481386815455</text:p>
          </table:table-cell>
          <table:table-cell office:value-type="float" office:value="0.143803082851534" calcext:value-type="float">
            <text:p>0,143803082851534</text:p>
          </table:table-cell>
          <table:table-cell office:value-type="float" office:value="6.73946366473561" calcext:value-type="float">
            <text:p>6,73946366473561</text:p>
          </table:table-cell>
          <table:table-cell office:value-type="float" office:value="3.8097381378579" calcext:value-type="float">
            <text:p>3,80973813785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.77082507542007" calcext:value-type="float">
            <text:p>2,77082507542007</text:p>
          </table:table-cell>
          <table:table-cell office:value-type="float" office:value="11.6145183719305" calcext:value-type="float">
            <text:p>11,6145183719305</text:p>
          </table:table-cell>
          <table:table-cell office:value-type="float" office:value="-0.559428455545047" calcext:value-type="float">
            <text:p>-0,559428455545047</text:p>
          </table:table-cell>
          <table:table-cell office:value-type="float" office:value="4.43047801214557" calcext:value-type="float">
            <text:p>4,43047801214557</text:p>
          </table:table-cell>
          <table:table-cell office:value-type="float" office:value="5.41370215459352" calcext:value-type="float">
            <text:p>5,413702154593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.6297050673602" calcext:value-type="float">
            <text:p>2,6297050673602</text:p>
          </table:table-cell>
          <table:table-cell office:value-type="float" office:value="1.7944957215827" calcext:value-type="float">
            <text:p>1,7944957215827</text:p>
          </table:table-cell>
          <table:table-cell office:value-type="float" office:value="0.0825368286437768" calcext:value-type="float">
            <text:p>0,082536828643777</text:p>
          </table:table-cell>
          <table:table-cell office:value-type="float" office:value="-1.14959638211453" calcext:value-type="float">
            <text:p>-1,14959638211453</text:p>
          </table:table-cell>
          <table:table-cell office:value-type="float" office:value="6.11188486854883" calcext:value-type="float">
            <text:p>6,111884868548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.92982526131897" calcext:value-type="float">
            <text:p>2,92982526131897</text:p>
          </table:table-cell>
          <table:table-cell office:value-type="float" office:value="-2.0026302863859" calcext:value-type="float">
            <text:p>-2,0026302863859</text:p>
          </table:table-cell>
          <table:table-cell office:value-type="float" office:value="0.307870646673059" calcext:value-type="float">
            <text:p>0,307870646673059</text:p>
          </table:table-cell>
          <table:table-cell office:value-type="float" office:value="-1.57743934629226" calcext:value-type="float">
            <text:p>-1,57743934629226</text:p>
          </table:table-cell>
          <table:table-cell office:value-type="float" office:value="1.76163952443128" calcext:value-type="float">
            <text:p>1,761639524431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Difference</text:p>
          </table:table-cell>
          <table:table-cell/>
          <table:table-cell table:style-name="ce2" table:formula="of:=SQRT(([.C5]-[.C12])*([.C5]-[.C12]))" office:value-type="float" office:value="0" calcext:value-type="float">
            <text:p>0,00E+00</text:p>
          </table:table-cell>
          <table:table-cell table:style-name="ce2" table:formula="of:=SQRT(([.D5]-[.D12])*([.D5]-[.D12]))" office:value-type="float" office:value="4.44089209850063E-016" calcext:value-type="float">
            <text:p>4,44E-16</text:p>
          </table:table-cell>
          <table:table-cell table:style-name="ce2" table:formula="of:=SQRT(([.E5]-[.E12])*([.E5]-[.E12]))" office:value-type="float" office:value="2.22044604925031E-016" calcext:value-type="float">
            <text:p>2,22E-16</text:p>
          </table:table-cell>
          <table:table-cell table:style-name="ce2" table:formula="of:=SQRT(([.F5]-[.F12])*([.F5]-[.F12]))" office:value-type="float" office:value="3.10862446895044E-015" calcext:value-type="float">
            <text:p>3,11E-15</text:p>
          </table:table-cell>
          <table:table-cell table:style-name="ce2" table:formula="of:=SQRT(([.G5]-[.G12])*([.G5]-[.G12]))" office:value-type="float" office:value="4.44089209850063E-016" calcext:value-type="float">
            <text:p>4,44E-16</text:p>
          </table:table-cell>
          <table:table-cell table:style-name="ce2" table:formula="of:=SQRT(([.H5]-[.H12])*([.H5]-[.H12]))" office:value-type="float" office:value="0" calcext:value-type="float">
            <text:p>0,00E+00</text:p>
          </table:table-cell>
          <table:table-cell table:style-name="ce2" table:formula="of:=SQRT(([.I5]-[.I12])*([.I5]-[.I12]))" office:value-type="float" office:value="4" calcext:value-type="float">
            <text:p>4,00E+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formula="of:=SQRT(([.C6]-[.C13])*([.C6]-[.C13]))" office:value-type="float" office:value="2.22044604925031E-016" calcext:value-type="float">
            <text:p>2,22E-16</text:p>
          </table:table-cell>
          <table:table-cell table:style-name="ce2" table:formula="of:=SQRT(([.D6]-[.D13])*([.D6]-[.D13]))" office:value-type="float" office:value="4.88498130835069E-015" calcext:value-type="float">
            <text:p>4,88E-15</text:p>
          </table:table-cell>
          <table:table-cell table:style-name="ce2" table:formula="of:=SQRT(([.E6]-[.E13])*([.E6]-[.E13]))" office:value-type="float" office:value="4.16333634234434E-016" calcext:value-type="float">
            <text:p>4,16E-16</text:p>
          </table:table-cell>
          <table:table-cell table:style-name="ce2" table:formula="of:=SQRT(([.F6]-[.F13])*([.F6]-[.F13]))" office:value-type="float" office:value="1.77635683940025E-015" calcext:value-type="float">
            <text:p>1,78E-15</text:p>
          </table:table-cell>
          <table:table-cell table:style-name="ce2" table:formula="of:=SQRT(([.G6]-[.G13])*([.G6]-[.G13]))" office:value-type="float" office:value="3.10862446895044E-015" calcext:value-type="float">
            <text:p>3,11E-15</text:p>
          </table:table-cell>
          <table:table-cell table:style-name="ce2" table:formula="of:=SQRT(([.H6]-[.H13])*([.H6]-[.H13]))" office:value-type="float" office:value="0" calcext:value-type="float">
            <text:p>0,00E+00</text:p>
          </table:table-cell>
          <table:table-cell table:style-name="ce2" table:formula="of:=SQRT(([.I6]-[.I13])*([.I6]-[.I13]))" office:value-type="float" office:value="4" calcext:value-type="float">
            <text:p>4,00E+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formula="of:=SQRT(([.C7]-[.C14])*([.C7]-[.C14]))" office:value-type="float" office:value="4.88498130835069E-015" calcext:value-type="float">
            <text:p>4,88E-15</text:p>
          </table:table-cell>
          <table:table-cell table:style-name="ce2" table:formula="of:=SQRT(([.D7]-[.D14])*([.D7]-[.D14]))" office:value-type="float" office:value="0.0000000000000444089209850063" calcext:value-type="float">
            <text:p>4,44E-14</text:p>
          </table:table-cell>
          <table:table-cell table:style-name="ce2" table:formula="of:=SQRT(([.E7]-[.E14])*([.E7]-[.E14]))" office:value-type="float" office:value="1.11022302462516E-016" calcext:value-type="float">
            <text:p>1,11E-16</text:p>
          </table:table-cell>
          <table:table-cell table:style-name="ce2" table:formula="of:=SQRT(([.F7]-[.F14])*([.F7]-[.F14]))" office:value-type="float" office:value="4.44089209850063E-015" calcext:value-type="float">
            <text:p>4,44E-15</text:p>
          </table:table-cell>
          <table:table-cell table:style-name="ce2" table:formula="of:=SQRT(([.G7]-[.G14])*([.G7]-[.G14]))" office:value-type="float" office:value="8.88178419700125E-016" calcext:value-type="float">
            <text:p>8,88E-16</text:p>
          </table:table-cell>
          <table:table-cell table:style-name="ce2" table:formula="of:=SQRT(([.H7]-[.H14])*([.H7]-[.H14]))" office:value-type="float" office:value="0" calcext:value-type="float">
            <text:p>0,00E+00</text:p>
          </table:table-cell>
          <table:table-cell table:style-name="ce2" table:formula="of:=SQRT(([.I7]-[.I14])*([.I7]-[.I14]))" office:value-type="float" office:value="4" calcext:value-type="float">
            <text:p>4,00E+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formula="of:=SQRT(([.C8]-[.C15])*([.C8]-[.C15]))" office:value-type="float" office:value="2.22044604925031E-015" calcext:value-type="float">
            <text:p>2,22E-15</text:p>
          </table:table-cell>
          <table:table-cell table:style-name="ce2" table:formula="of:=SQRT(([.D8]-[.D15])*([.D8]-[.D15]))" office:value-type="float" office:value="2.22044604925031E-016" calcext:value-type="float">
            <text:p>2,22E-16</text:p>
          </table:table-cell>
          <table:table-cell table:style-name="ce2" table:formula="of:=SQRT(([.E8]-[.E15])*([.E8]-[.E15]))" office:value-type="float" office:value="1.52655665885959E-016" calcext:value-type="float">
            <text:p>1,53E-16</text:p>
          </table:table-cell>
          <table:table-cell table:style-name="ce2" table:formula="of:=SQRT(([.F8]-[.F15])*([.F8]-[.F15]))" office:value-type="float" office:value="1.55431223447522E-015" calcext:value-type="float">
            <text:p>1,55E-15</text:p>
          </table:table-cell>
          <table:table-cell table:style-name="ce2" table:formula="of:=SQRT(([.G8]-[.G15])*([.G8]-[.G15]))" office:value-type="float" office:value="8.88178419700125E-016" calcext:value-type="float">
            <text:p>8,88E-16</text:p>
          </table:table-cell>
          <table:table-cell table:style-name="ce2" table:formula="of:=SQRT(([.H8]-[.H15])*([.H8]-[.H15]))" office:value-type="float" office:value="0" calcext:value-type="float">
            <text:p>0,00E+00</text:p>
          </table:table-cell>
          <table:table-cell table:style-name="ce2" table:formula="of:=SQRT(([.I8]-[.I15])*([.I8]-[.I15]))" office:value-type="float" office:value="4" calcext:value-type="float">
            <text:p>4,00E+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formula="of:=SQRT(([.C9]-[.C16])*([.C9]-[.C16]))" office:value-type="float" office:value="2.22044604925031E-015" calcext:value-type="float">
            <text:p>2,22E-15</text:p>
          </table:table-cell>
          <table:table-cell table:style-name="ce2" table:formula="of:=SQRT(([.D9]-[.D16])*([.D9]-[.D16]))" office:value-type="float" office:value="8.88178419700125E-016" calcext:value-type="float">
            <text:p>8,88E-16</text:p>
          </table:table-cell>
          <table:table-cell table:style-name="ce2" table:formula="of:=SQRT(([.E9]-[.E16])*([.E9]-[.E16]))" office:value-type="float" office:value="2.22044604925031E-016" calcext:value-type="float">
            <text:p>2,22E-16</text:p>
          </table:table-cell>
          <table:table-cell table:style-name="ce2" table:formula="of:=SQRT(([.F9]-[.F16])*([.F9]-[.F16]))" office:value-type="float" office:value="4.2188474935756E-015" calcext:value-type="float">
            <text:p>4,22E-15</text:p>
          </table:table-cell>
          <table:table-cell table:style-name="ce2" table:formula="of:=SQRT(([.G9]-[.G16])*([.G9]-[.G16]))" office:value-type="float" office:value="0" calcext:value-type="float">
            <text:p>0,00E+00</text:p>
          </table:table-cell>
          <table:table-cell table:style-name="ce2" table:formula="of:=SQRT(([.H9]-[.H16])*([.H9]-[.H16]))" office:value-type="float" office:value="0" calcext:value-type="float">
            <text:p>0,00E+00</text:p>
          </table:table-cell>
          <table:table-cell table:style-name="ce2" table:formula="of:=SQRT(([.I9]-[.I16])*([.I9]-[.I16]))" office:value-type="float" office:value="4" calcext:value-type="float">
            <text:p>4,00E+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number-columns-repeated="5"/>
          <table:table-cell table:number-columns-repeated="4"/>
        </table:table-row>
        <table:table-row table:style-name="ro1">
          <table:table-cell table:style-name="ce1"/>
          <table:table-cell table:style-name="ce2"/>
          <table:table-cell table:style-name="ce4" table:number-columns-repeated="5"/>
          <table:table-cell/>
          <table:table-cell table:formula="of:=1/0" office:value-type="string" office:string-value="" calcext:value-type="error">
            <text:p>#NUM!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style-name="ce4" table:number-columns-repeated="5"/>
          <table:table-cell/>
          <table:table-cell table:formula="of:=1/0" office:value-type="string" office:string-value="" calcext:value-type="error">
            <text:p>#NUM!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number-columns-repeated="5"/>
          <table:table-cell/>
          <table:table-cell table:formula="of:=1/0" office:value-type="string" office:string-value="" calcext:value-type="error">
            <text:p>#NUM!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number-columns-repeated="5"/>
          <table:table-cell/>
          <table:table-cell table:formula="of:=1/0" office:value-type="string" office:string-value="" calcext:value-type="error">
            <text:p>#NUM!</text:p>
          </table:table-cell>
          <table:table-cell table:number-columns-repeated="2"/>
        </table:table-row>
        <table:table-row table:style-name="ro2">
          <table:table-cell table:number-columns-repeated="8"/>
          <table:table-cell table:formula="of:=1/0" office:value-type="string" office:string-value="" calcext:value-type="error">
            <text:p>#NUM!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8"/>
          <table:table-cell office:value-type="string" calcext:value-type="string">
            <text:p>At least nVidia OpenCL on Linux ignores the argument to nan(), so check error propagation works.</text:p>
          </table:table-cell>
          <table:table-cell table:number-columns-repeated="2"/>
        </table:table-row>
      </table:table>
      <table:named-expressions>
        <table:named-range table:name="results" table:base-cell-address="$OpenCLTest.$C$18" table:cell-range-address="$OpenCLTest.$C$18:.$L$2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3" loext:min-decimal-places="13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.00.0000</text:date>, <text:time style:data-style-name="N2" text:time-value="12:53:04.432012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21:56:56.233475412</meta:creation-date>
    <dc:date>2018-10-16T13:03:11.871640543</dc:date>
    <meta:editing-duration>PT1H36M23S</meta:editing-duration>
    <meta:editing-cycles>21</meta:editing-cycles>
    <meta:generator>LibreOfficeDev/6.2.0.0.alpha0$Linux_X86_64 LibreOffice_project/7da83a670b9988bf31a3385c708a2dbee03f73cd</meta:generator>
    <meta:document-statistic meta:table-count="1" meta:cell-count="137" meta:object-count="0"/>
  </office:meta>
</office:document-meta>
</file>